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4634in"/>
    </style:style>
    <style:style style:name="co4" style:family="table-column">
      <style:table-column-properties fo:break-before="auto" style:column-width="7.2756in"/>
    </style:style>
    <style:style style:name="co5" style:family="table-column">
      <style:table-column-properties fo:break-before="auto" style:column-width="1.9882in"/>
    </style:style>
    <style:style style:name="co6" style:family="table-column">
      <style:table-column-properties fo:break-before="auto" style:column-width="2.1736in"/>
    </style:style>
    <style:style style:name="co7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138in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schedul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Estimate</text:p>
          </table:table-cell>
          <table:table-cell/>
          <table:table-cell table:style-name="ce3" office:value-type="string">
            <text:p>Rate</text:p>
          </table:table-cell>
          <table:table-cell table:style-name="ce4" office:value-type="currency" office:currency="USD" office:value="45">
            <text:p>$45.00</text:p>
          </table:table-cell>
        </table:table-row>
        <table:table-row table:style-name="ro1">
          <table:table-cell office:value-type="string">
            <text:p>Investigate commonly used web-app development framework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Investigate web-app communication to Arduin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Write web-app serial communication code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string">
            <text:p>Write Arduino client side serial communication cod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rite Arduino interrupt code to poll for serial communication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Update Assessments to check for serial communicatio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Build up web-app User facing code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Build up web-app Admin facing code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Investigate database setup on Window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Link database to app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Write unit tests for web-app code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reate a Windows installer for web-app and db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Total Hours</text:p>
          </table:table-cell>
          <table:table-cell table:formula="of:=SUM([.B3:.B14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Total</text:p>
          </table:table-cell>
          <table:table-cell table:formula="of:=[.B15]*[.E2]" office:value-type="currency" office:currency="USD" office:value="5670">
            <text:p>$5,670.00</text:p>
          </table:table-cell>
          <table:table-cell table:number-columns-repeated="3"/>
        </table:table-row>
      </table:table>
      <table:table table:name="electron installation" table:style-name="ta1" table:print="false">
        <table:table-column table:style-name="co3" table:default-cell-style-name="Default"/>
        <table:table-row table:style-name="ro1">
          <table:table-cell office:value-type="string">
            <text:p>Electron installation</text:p>
          </table:table-cell>
        </table:table-row>
        <table:table-row table:style-name="ro1">
          <table:table-cell/>
        </table:table-row>
        <table:table-row table:style-name="ro3">
          <table:table-cell office:value-type="string">
            <text:p>download/install node.js from nodejs.org/en</text:p>
          </table:table-cell>
        </table:table-row>
        <table:table-row table:style-name="ro3">
          <table:table-cell office:value-type="string">
            <text:p>cd into project dir</text:p>
          </table:table-cell>
        </table:table-row>
        <table:table-row table:style-name="ro3">
          <table:table-cell office:value-type="string">
            <text:p>npm init</text:p>
          </table:table-cell>
        </table:table-row>
        <table:table-row table:style-name="ro1">
          <table:table-cell office:value-type="string">
            <text:p>follow prompts, defaults are fine for most ques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stall python</text:p>
          </table:table-cell>
        </table:table-row>
        <table:table-row table:style-name="ro1">
          <table:table-cell/>
        </table:table-row>
        <table:table-row table:style-name="ro3">
          <table:table-cell office:value-type="string">
            <text:p>npm install –save-dev <text:s/>electron-rebuild</text:p>
          </table:table-cell>
        </table:table-row>
        <table:table-row table:style-name="ro3">
          <table:table-cell table:style-name="ce5" office:value-type="string">
            <text:p>npm install </text:p>
          </table:table-cell>
        </table:table-row>
        <table:table-row table:style-name="ro3">
          <table:table-cell office:value-type="string">
            <text:p>add install hook for electron-rebuild in package.json</text:p>
          </table:table-cell>
        </table:table-row>
      </table:table>
      <table:table table:name="qualtrics questions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REST API?</text:p>
          </table:table-cell>
        </table:table-row>
        <table:table-row table:style-name="ro3">
          <table:table-cell office:value-type="string">
            <text:p>How to authenticate to Qualtrics?</text:p>
          </table:table-cell>
        </table:table-row>
        <table:table-row table:style-name="ro1">
          <table:table-cell office:value-type="string">
            <text:p>What info needs pulled from server? <text:s/>List of sites, token?</text:p>
          </table:table-cell>
        </table:table-row>
      </table:table>
      <table:table table:name="serial cmds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erial Commands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>
            <text:p>Command 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Command Data</text:p>
          </table:table-cell>
          <table:table-cell table:style-name="ce8" office:value-type="string">
            <text:p>Response Data</text:p>
          </table:table-cell>
        </table:table-row>
        <table:table-row table:style-name="ro3">
          <table:table-cell office:value-type="string">
            <text:p>RST</text:p>
          </table:table-cell>
          <table:table-cell office:value-type="string">
            <text:p>Initiate a soft-reset of Arduino</text:p>
          </table:table-cell>
          <table:table-cell/>
          <table:table-cell office:value-type="string">
            <text:p>RDY string loop (same as after hard reset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GFW</text:p>
          </table:table-cell>
          <table:table-cell office:value-type="string">
            <text:p>Get Arduino FW Version</text:p>
          </table:table-cell>
          <table:table-cell/>
          <table:table-cell office:value-type="string">
            <text:p>Arduino FW Ver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A1A</text:p>
          </table:table-cell>
          <table:table-cell office:value-type="string">
            <text:p>Start Assessment 1A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A1B</text:p>
          </table:table-cell>
          <table:table-cell office:value-type="string">
            <text:p>Start Assessment 1B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A2</text:p>
          </table:table-cell>
          <table:table-cell office:value-type="string">
            <text:p>Start Assessment 2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A3</text:p>
          </table:table-cell>
          <table:table-cell office:value-type="string">
            <text:p>Start Assessment 3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1A</text:p>
          </table:table-cell>
          <table:table-cell office:value-type="string">
            <text:p>Stop Assessment 1A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T1B</text:p>
          </table:table-cell>
          <table:table-cell office:value-type="string">
            <text:p>Stop Assessment 1B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T2 </text:p>
          </table:table-cell>
          <table:table-cell office:value-type="string">
            <text:p>Stop Assessment 2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ST3</text:p>
          </table:table-cell>
          <table:table-cell office:value-type="string">
            <text:p>Stop Assessment 3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GR1A</text:p>
          </table:table-cell>
          <table:table-cell office:value-type="string">
            <text:p>Get Assessment 1A Result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GR1B</text:p>
          </table:table-cell>
          <table:table-cell office:value-type="string">
            <text:p>Get Assessment 1B Result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GR2</text:p>
          </table:table-cell>
          <table:table-cell office:value-type="string">
            <text:p>Get Assessment 2 Result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office:value-type="string">
            <text:p>GR3</text:p>
          </table:table-cell>
          <table:table-cell office:value-type="string">
            <text:p>Get Assessment 3 Result</text:p>
          </table:table-cell>
          <table:table-cell/>
          <table:table-cell office:value-type="string">
            <text:p>Sc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1A</text:p>
          </table:table-cell>
          <table:table-cell office:value-type="string">
            <text:p>Reset Assessment 1A</text:p>
          </table:table-cell>
          <table:table-cell table:number-columns-repeated="2"/>
        </table:table-row>
        <table:table-row table:style-name="ro1">
          <table:table-cell office:value-type="string">
            <text:p>RS1B</text:p>
          </table:table-cell>
          <table:table-cell office:value-type="string">
            <text:p>Reset Assessment 1B</text:p>
          </table:table-cell>
          <table:table-cell table:number-columns-repeated="2"/>
        </table:table-row>
        <table:table-row table:style-name="ro1">
          <table:table-cell office:value-type="string">
            <text:p>RS2</text:p>
          </table:table-cell>
          <table:table-cell office:value-type="string">
            <text:p>Reset Assessment 2</text:p>
          </table:table-cell>
          <table:table-cell table:number-columns-repeated="2"/>
        </table:table-row>
        <table:table-row table:style-name="ro1">
          <table:table-cell office:value-type="string">
            <text:p>RS3</text:p>
          </table:table-cell>
          <table:table-cell office:value-type="string">
            <text:p>Reset Assessment 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11/12/2018</text:date>, <text:time>21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56:39.39</meta:creation-date>
    <dc:date>2018-11-12T21:10:40.94</dc:date>
    <meta:editing-duration>P6DT6H26M46S</meta:editing-duration>
    <meta:editing-cycles>15</meta:editing-cycles>
    <meta:generator>OpenOffice/4.1.5$Win32 OpenOffice.org_project/415m1$Build-9789</meta:generator>
    <meta:document-statistic meta:table-count="4" meta:cell-count="99" meta:object-count="0"/>
  </office:meta>
</office:document-meta>
</file>